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, stixgeneral, serif"/>
    <style:font-face style:name="FreeSans1" svg:font-family="FreeSans" style:font-family-generic="swiss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2" svg:font-family="Sans-serif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style:text-underline-style="none" officeooo:rsid="0005e60a" officeooo:paragraph-rsid="00192014" style:font-name-asian="Sans-serif2" style:font-size-asian="9pt" style:font-name-complex="Sans-serif2" style:font-size-complex="9pt"/>
    </style:style>
    <style:style style:name="P2" style:family="paragraph" style:parent-style-name="Standard">
      <style:text-properties style:font-name="Sans-serif" fo:font-size="9pt" style:text-underline-style="none" officeooo:rsid="0005e60a" officeooo:paragraph-rsid="001ba213" style:font-name-asian="Sans-serif2" style:font-size-asian="9pt" style:font-name-complex="Sans-serif2" style:font-size-complex="9pt"/>
    </style:style>
    <style:style style:name="P3" style:family="paragraph" style:parent-style-name="Standard">
      <style:text-properties style:font-name="Sans-serif" fo:font-size="9pt" style:text-underline-style="none" officeooo:rsid="0002638d" officeooo:paragraph-rsid="00192014" style:font-name-asian="Sans-serif2" style:font-size-asian="9pt" style:font-name-complex="Sans-serif2" style:font-size-complex="9pt"/>
    </style:style>
    <style:style style:name="P4" style:family="paragraph" style:parent-style-name="Standard">
      <style:text-properties style:font-name="Sans-serif" fo:font-size="9pt" style:text-underline-style="solid" style:text-underline-width="auto" style:text-underline-color="font-color" officeooo:rsid="002e63be" officeooo:paragraph-rsid="00192014" style:font-name-asian="Sans-serif2" style:font-size-asian="9pt" style:font-name-complex="Sans-serif2" style:font-size-complex="9pt"/>
    </style:style>
    <style:style style:name="P5" style:family="paragraph" style:parent-style-name="Standard">
      <style:text-properties officeooo:rsid="00174a33" officeooo:paragraph-rsid="00192014"/>
    </style:style>
    <style:style style:name="P6" style:family="paragraph" style:parent-style-name="Standard" style:list-style-name="L1">
      <style:text-properties officeooo:rsid="0015a322" officeooo:paragraph-rsid="00192014"/>
    </style:style>
    <style:style style:name="P7" style:family="paragraph" style:parent-style-name="Standard" style:list-style-name="L1">
      <style:text-properties style:font-name="Sans-serif" fo:font-size="9pt" style:text-underline-style="none" officeooo:rsid="0015a322" officeooo:paragraph-rsid="00192014" style:font-name-asian="Sans-serif2" style:font-size-asian="9pt" style:font-name-complex="Sans-serif2" style:font-size-complex="9pt"/>
    </style:style>
    <style:style style:name="P8" style:family="paragraph" style:parent-style-name="Standard">
      <style:text-properties style:font-name="Sans-serif" fo:font-size="9pt" style:text-underline-style="none" officeooo:rsid="0015a322" officeooo:paragraph-rsid="00192014" style:font-name-asian="Sans-serif2" style:font-size-asian="9pt" style:font-name-complex="Sans-serif2" style:font-size-complex="9pt"/>
    </style:style>
    <style:style style:name="P9" style:family="paragraph" style:parent-style-name="Standard" style:list-style-name="L2">
      <style:text-properties style:font-name="Sans-serif" fo:font-size="9pt" style:text-underline-style="none" officeooo:rsid="0033d534" officeooo:paragraph-rsid="00192014" style:font-name-asian="Sans-serif2" style:font-size-asian="9pt" style:font-name-complex="Sans-serif2" style:font-size-complex="9pt"/>
    </style:style>
    <style:style style:name="P10" style:family="paragraph" style:parent-style-name="Standard" style:list-style-name="L2">
      <style:text-properties style:font-name="Sans-serif" fo:font-size="9pt" style:text-underline-style="none" officeooo:rsid="0035c4a7" officeooo:paragraph-rsid="00192014" style:font-name-asian="Sans-serif2" style:font-size-asian="9pt" style:font-name-complex="Sans-serif2" style:font-size-complex="9pt"/>
    </style:style>
    <style:style style:name="P11" style:family="paragraph" style:parent-style-name="Standard" style:list-style-name="L2">
      <style:text-properties style:font-name="Sans-serif" fo:font-size="9pt" style:text-underline-style="none" officeooo:rsid="00372e95" officeooo:paragraph-rsid="00192014" style:font-name-asian="Sans-serif2" style:font-size-asian="9pt" style:font-name-complex="Sans-serif2" style:font-size-complex="9pt"/>
    </style:style>
    <style:style style:name="P12" style:family="paragraph" style:parent-style-name="Standard">
      <style:text-properties style:font-name="Sans-serif" fo:font-size="9pt" style:text-underline-style="none" officeooo:rsid="0038b1a6" officeooo:paragraph-rsid="00192014" style:font-name-asian="Sans-serif2" style:font-size-asian="9pt" style:font-name-complex="Sans-serif2" style:font-size-complex="9pt"/>
    </style:style>
    <style:style style:name="P13" style:family="paragraph" style:parent-style-name="Standard">
      <style:text-properties style:font-name="Sans-serif" fo:font-size="9pt" style:text-underline-style="none" officeooo:rsid="00174a33" officeooo:paragraph-rsid="0029a69e" style:font-name-asian="Sans-serif2" style:font-size-asian="9pt" style:font-name-complex="Sans-serif2" style:font-size-complex="9pt"/>
    </style:style>
    <style:style style:name="P14" style:family="paragraph" style:parent-style-name="Standard">
      <style:text-properties style:font-name="Sans-serif" fo:font-size="9pt" style:text-underline-style="none" officeooo:rsid="00174b5c" officeooo:paragraph-rsid="00192014" style:font-name-asian="Sans-serif2" style:font-size-asian="9pt" style:font-name-complex="Sans-serif2" style:font-size-complex="9pt"/>
    </style:style>
    <style:style style:name="P15" style:family="paragraph" style:parent-style-name="Standard">
      <style:text-properties style:font-name="Sans-serif" fo:font-size="9pt" style:text-underline-style="none" officeooo:rsid="00174b5c" officeooo:paragraph-rsid="0029a69e" style:font-name-asian="Sans-serif2" style:font-size-asian="9pt" style:font-name-complex="Sans-serif2" style:font-size-complex="9pt"/>
    </style:style>
    <style:style style:name="P16" style:family="paragraph" style:parent-style-name="Standard">
      <style:text-properties style:font-name="Sans-serif" fo:font-size="9pt" style:text-underline-style="none" officeooo:rsid="0020e945" officeooo:paragraph-rsid="0029a69e" style:font-name-asian="Sans-serif2" style:font-size-asian="9pt" style:font-name-complex="Sans-serif2" style:font-size-complex="9pt"/>
    </style:style>
    <style:style style:name="P17" style:family="paragraph" style:parent-style-name="Standard">
      <style:text-properties style:font-name="Sans-serif" fo:font-size="9pt" style:text-underline-style="none" officeooo:rsid="0026619d" officeooo:paragraph-rsid="00192014" style:font-name-asian="Sans-serif2" style:font-size-asian="9pt" style:font-name-complex="Sans-serif2" style:font-size-complex="9pt"/>
    </style:style>
    <style:style style:name="P18" style:family="paragraph" style:parent-style-name="Standard">
      <style:text-properties style:font-name="Sans-serif" fo:font-size="9pt" style:text-underline-style="none" officeooo:rsid="0026619d" officeooo:paragraph-rsid="0029a69e" style:font-name-asian="Sans-serif2" style:font-size-asian="9pt" style:font-name-complex="Sans-serif2" style:font-size-complex="9pt"/>
    </style:style>
    <style:style style:name="P19" style:family="paragraph" style:parent-style-name="Standard">
      <style:text-properties style:font-name="Sans-serif" fo:font-size="9pt" style:text-underline-style="none" officeooo:rsid="0027d090" officeooo:paragraph-rsid="00192014" style:font-name-asian="Sans-serif2" style:font-size-asian="9pt" style:font-name-complex="Sans-serif2" style:font-size-complex="9pt"/>
    </style:style>
    <style:style style:name="P20" style:family="paragraph" style:parent-style-name="Standard">
      <style:text-properties style:font-name="Sans-serif" fo:font-size="9pt" style:text-underline-style="none" officeooo:rsid="0027d090" officeooo:paragraph-rsid="0029a69e" style:font-name-asian="Sans-serif2" style:font-size-asian="9pt" style:font-name-complex="Sans-serif2" style:font-size-complex="9pt"/>
    </style:style>
    <style:style style:name="P21" style:family="paragraph" style:parent-style-name="Standard">
      <style:text-properties style:font-name="Sans-serif" fo:font-size="9pt" style:text-underline-style="none" officeooo:rsid="000b9c56" officeooo:paragraph-rsid="00192014" style:font-name-asian="Sans-serif2" style:font-size-asian="9pt" style:font-name-complex="Sans-serif2" style:font-size-complex="9pt"/>
    </style:style>
    <style:style style:name="P22" style:family="paragraph" style:parent-style-name="Standard" style:list-style-name="L3">
      <style:text-properties style:font-name="Sans-serif" fo:font-size="9pt" style:text-underline-style="none" officeooo:rsid="0008b82d" officeooo:paragraph-rsid="00192014" style:font-name-asian="Sans-serif2" style:font-size-asian="9pt" style:font-name-complex="Sans-serif2" style:font-size-complex="9pt"/>
    </style:style>
    <style:style style:name="P23" style:family="paragraph" style:parent-style-name="Standard" style:list-style-name="L4">
      <style:text-properties style:font-name="Sans-serif" fo:font-size="9pt" style:text-underline-style="none" officeooo:rsid="0014db29" officeooo:paragraph-rsid="00192014" style:font-name-asian="Sans-serif2" style:font-size-asian="9pt" style:font-name-complex="Sans-serif2" style:font-size-complex="9pt"/>
    </style:style>
    <style:style style:name="P24" style:family="paragraph" style:parent-style-name="Standard">
      <style:text-properties style:font-name="Sans-serif" fo:font-size="9pt" style:text-underline-style="none" officeooo:rsid="0005e60a" officeooo:paragraph-rsid="00192014" style:font-name-asian="Sans-serif2" style:font-size-asian="9pt" style:font-name-complex="Sans-serif2" style:font-size-complex="9pt"/>
    </style:style>
    <style:style style:name="P25" style:family="paragraph" style:parent-style-name="Standard">
      <style:text-properties style:font-name="Sans-serif" fo:font-size="9pt" style:text-underline-style="none" officeooo:rsid="001db448" officeooo:paragraph-rsid="001db448" style:font-name-asian="Sans-serif2" style:font-size-asian="9pt" style:font-name-complex="Sans-serif2" style:font-size-complex="9pt"/>
    </style:style>
    <style:style style:name="P26" style:family="paragraph" style:parent-style-name="Standard" style:list-style-name="L5">
      <style:text-properties style:font-name="Sans-serif" fo:font-size="9pt" style:text-underline-style="none" officeooo:rsid="0023d385" officeooo:paragraph-rsid="0023d385" style:font-name-asian="Sans-serif2" style:font-size-asian="9pt" style:font-name-complex="Sans-serif2" style:font-size-complex="9pt"/>
    </style:style>
    <style:style style:name="P27" style:family="paragraph" style:parent-style-name="Standard" style:list-style-name="L5">
      <style:text-properties style:font-name="Sans-serif" fo:font-size="9pt" style:text-underline-style="none" officeooo:rsid="0023d385" officeooo:paragraph-rsid="0029a69e" style:font-name-asian="Sans-serif2" style:font-size-asian="9pt" style:font-name-complex="Sans-serif2" style:font-size-complex="9pt"/>
    </style:style>
    <style:style style:name="P28" style:family="paragraph" style:parent-style-name="Standard" style:list-style-name="L5">
      <style:text-properties style:font-name="Sans-serif" fo:font-size="9pt" style:text-underline-style="none" officeooo:rsid="00253111" officeooo:paragraph-rsid="0029a69e" style:font-name-asian="Sans-serif2" style:font-size-asian="9pt" style:font-name-complex="Sans-serif2" style:font-size-complex="9pt"/>
    </style:style>
    <style:style style:name="P29" style:family="paragraph" style:parent-style-name="Standard">
      <style:text-properties style:font-name="Sans-serif" fo:font-size="9pt" style:text-underline-style="none" officeooo:rsid="00286559" officeooo:paragraph-rsid="00286559" style:font-name-asian="Sans-serif2" style:font-size-asian="9pt" style:font-name-complex="Sans-serif2" style:font-size-complex="9pt"/>
    </style:style>
    <style:style style:name="P30" style:family="paragraph" style:parent-style-name="Standard">
      <style:text-properties style:font-name="Sans-serif" fo:font-size="9pt" style:text-underline-style="none" officeooo:rsid="002b3d73" officeooo:paragraph-rsid="0029a69e" style:font-name-asian="Sans-serif2" style:font-size-asian="9pt" style:font-name-complex="Sans-serif2" style:font-size-complex="9pt"/>
    </style:style>
    <style:style style:name="P31" style:family="paragraph" style:parent-style-name="Standard">
      <style:text-properties style:font-name="Sans-serif" fo:font-size="9pt" style:text-underline-style="none" officeooo:rsid="0014e15d" officeooo:paragraph-rsid="00192014" style:font-name-asian="Sans-serif2" style:font-size-asian="9pt" style:font-name-complex="Sans-serif2" style:font-size-complex="9pt"/>
    </style:style>
    <style:style style:name="P32" style:family="paragraph" style:parent-style-name="Standard">
      <style:text-properties style:font-name="Sans-serif" fo:font-size="9pt" style:text-underline-style="none" officeooo:rsid="002d4901" officeooo:paragraph-rsid="002d4901" style:font-name-asian="Sans-serif2" style:font-size-asian="9pt" style:font-name-complex="Sans-serif2" style:font-size-complex="9pt"/>
    </style:style>
    <style:style style:name="P33" style:family="paragraph" style:parent-style-name="Standard">
      <style:text-properties style:font-name="Sans-serif" fo:font-size="9pt" style:text-underline-style="none" officeooo:rsid="00316528" officeooo:paragraph-rsid="00192014" style:font-name-asian="Sans-serif2" style:font-size-asian="9pt" style:font-name-complex="Sans-serif2" style:font-size-complex="9pt"/>
    </style:style>
    <style:style style:name="P34" style:family="paragraph" style:parent-style-name="Standard">
      <style:text-properties style:font-name="Sans-serif" fo:font-size="9pt" style:text-underline-style="none" officeooo:rsid="00316528" officeooo:paragraph-rsid="00316528" style:font-name-asian="Sans-serif2" style:font-size-asian="9pt" style:font-name-complex="Sans-serif2" style:font-size-complex="9pt"/>
    </style:style>
    <style:style style:name="P35" style:family="paragraph" style:parent-style-name="Standard" style:list-style-name="L2">
      <style:text-properties officeooo:rsid="0035b188" officeooo:paragraph-rsid="00192014"/>
    </style:style>
    <style:style style:name="P36" style:family="paragraph" style:parent-style-name="Standard" style:list-style-name="L2">
      <style:text-properties officeooo:rsid="0035c4a7" officeooo:paragraph-rsid="00192014"/>
    </style:style>
    <style:style style:name="P37" style:family="paragraph" style:parent-style-name="Standard">
      <style:text-properties officeooo:rsid="00174a33" officeooo:paragraph-rsid="00192014"/>
    </style:style>
    <style:style style:name="P38" style:family="paragraph" style:parent-style-name="Standard">
      <style:text-properties officeooo:paragraph-rsid="0022285b"/>
    </style:style>
    <style:style style:name="P39" style:family="paragraph" style:parent-style-name="Standard">
      <style:text-properties officeooo:rsid="002298eb" officeooo:paragraph-rsid="00192014"/>
    </style:style>
    <style:style style:name="P40" style:family="paragraph" style:parent-style-name="Standard">
      <style:text-properties officeooo:rsid="002298eb" officeooo:paragraph-rsid="0029a69e"/>
    </style:style>
    <style:style style:name="P41" style:family="paragraph" style:parent-style-name="Standard">
      <style:text-properties officeooo:paragraph-rsid="0029a69e"/>
    </style:style>
    <style:style style:name="P42" style:family="paragraph" style:parent-style-name="Standard">
      <style:text-properties officeooo:rsid="001b4d74" officeooo:paragraph-rsid="00192014"/>
    </style:style>
    <style:style style:name="T1" style:family="text">
      <style:text-properties style:text-underline-style="none"/>
    </style:style>
    <style:style style:name="T2" style:family="text">
      <style:text-properties officeooo:rsid="0030e570"/>
    </style:style>
    <style:style style:name="T3" style:family="text">
      <style:text-properties officeooo:rsid="0032e9f6"/>
    </style:style>
    <style:style style:name="T4" style:family="text">
      <style:text-properties officeooo:rsid="00102594"/>
    </style:style>
    <style:style style:name="T5" style:family="text">
      <style:text-properties style:font-name="Sans-serif" fo:font-size="9pt" style:text-underline-style="none" style:font-name-asian="Sans-serif2" style:font-size-asian="9pt" style:font-name-complex="Sans-serif2" style:font-size-complex="9pt"/>
    </style:style>
    <style:style style:name="T6" style:family="text">
      <style:text-properties style:font-name="Sans-serif" fo:font-size="9pt" style:text-underline-style="none" officeooo:rsid="0012f264" style:font-name-asian="Sans-serif2" style:font-size-asian="9pt" style:font-name-complex="Sans-serif2" style:font-size-complex="9pt"/>
    </style:style>
    <style:style style:name="T7" style:family="text">
      <style:text-properties style:font-name="Sans-serif" fo:font-size="9pt" style:text-underline-style="none" officeooo:rsid="0019d281" style:font-name-asian="Sans-serif2" style:font-size-asian="9pt" style:font-name-complex="Sans-serif2" style:font-size-complex="9pt"/>
    </style:style>
    <style:style style:name="T8" style:family="text">
      <style:text-properties style:font-name="Sans-serif" fo:font-size="9pt" style:text-underline-style="none" officeooo:rsid="0030e570" style:font-name-asian="Sans-serif2" style:font-size-asian="9pt" style:font-name-complex="Sans-serif2" style:font-size-complex="9pt"/>
    </style:style>
    <style:style style:name="T9" style:family="text">
      <style:text-properties style:font-name="Sans-serif" fo:font-size="9pt" style:text-underline-style="none" officeooo:rsid="00363550" style:font-name-asian="Sans-serif2" style:font-size-asian="9pt" style:font-name-complex="Sans-serif2" style:font-size-complex="9pt"/>
    </style:style>
    <style:style style:name="T10" style:family="text">
      <style:text-properties style:font-name="Sans-serif" fo:font-size="9pt" style:text-underline-style="none" officeooo:rsid="001aabb7" style:font-name-asian="Sans-serif2" style:font-size-asian="9pt" style:font-name-complex="Sans-serif2" style:font-size-complex="9pt"/>
    </style:style>
    <style:style style:name="T11" style:family="text">
      <style:text-properties style:font-name="Sans-serif" fo:font-size="9pt" style:text-underline-style="none" officeooo:rsid="00174b5c" style:font-name-asian="Sans-serif2" style:font-size-asian="9pt" style:font-name-complex="Sans-serif2" style:font-size-complex="9pt"/>
    </style:style>
    <style:style style:name="T12" style:family="text">
      <style:text-properties style:font-name="Sans-serif" fo:font-size="9pt" style:text-underline-style="none" officeooo:rsid="001ef574" style:font-name-asian="Sans-serif2" style:font-size-asian="9pt" style:font-name-complex="Sans-serif2" style:font-size-complex="9pt"/>
    </style:style>
    <style:style style:name="T13" style:family="text">
      <style:text-properties style:font-name="Sans-serif" fo:font-size="9pt" style:text-underline-style="none" officeooo:rsid="001f87a0" style:font-name-asian="Sans-serif2" style:font-size-asian="9pt" style:font-name-complex="Sans-serif2" style:font-size-complex="9pt"/>
    </style:style>
    <style:style style:name="T14" style:family="text">
      <style:text-properties style:font-name="Sans-serif" fo:font-size="9pt" style:text-underline-style="none" officeooo:rsid="001d2f6b" style:font-name-asian="Sans-serif2" style:font-size-asian="9pt" style:font-name-complex="Sans-serif2" style:font-size-complex="9pt"/>
    </style:style>
    <style:style style:name="T15" style:family="text">
      <style:text-properties style:font-name="Sans-serif" fo:font-size="9pt" style:text-underline-style="none" officeooo:rsid="001d33f4" style:font-name-asian="Sans-serif2" style:font-size-asian="9pt" style:font-name-complex="Sans-serif2" style:font-size-complex="9pt"/>
    </style:style>
    <style:style style:name="T16" style:family="text">
      <style:text-properties style:font-name="Sans-serif" fo:font-size="9pt" style:text-underline-style="none" officeooo:rsid="0020e945" style:font-name-asian="Sans-serif2" style:font-size-asian="9pt" style:font-name-complex="Sans-serif2" style:font-size-complex="9pt"/>
    </style:style>
    <style:style style:name="T17" style:family="text">
      <style:text-properties style:font-name="Sans-serif" fo:font-size="9pt" style:text-underline-style="none" officeooo:rsid="002caa69" style:font-name-asian="Sans-serif2" style:font-size-asian="9pt" style:font-name-complex="Sans-serif2" style:font-size-complex="9pt"/>
    </style:style>
    <style:style style:name="T18" style:family="text">
      <style:text-properties officeooo:rsid="0014db29"/>
    </style:style>
    <style:style style:name="T19" style:family="text">
      <style:text-properties officeooo:rsid="0017233e"/>
    </style:style>
    <style:style style:name="T20" style:family="text">
      <style:text-properties officeooo:rsid="001db448"/>
    </style:style>
    <style:style style:name="T21" style:family="text">
      <style:text-properties fo:font-variant="normal" fo:text-transform="none" fo:color="#000000" style:font-name="Sans-serif1" fo:font-size="9pt" fo:letter-spacing="normal" style:text-underline-style="none" officeooo:rsid="0020e945" style:font-name-asian="Sans-serif2" style:font-size-asian="9pt" style:font-name-complex="Sans-serif2" style:font-size-complex="9pt"/>
    </style:style>
    <style:style style:name="T22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0e945" style:font-name-asian="Sans-serif2" style:font-size-asian="9pt" style:font-name-complex="Sans-serif2" style:font-size-complex="9pt"/>
    </style:style>
    <style:style style:name="T23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09185" style:font-name-asian="Sans-serif2" style:font-size-asian="9pt" style:font-name-complex="Sans-serif2" style:font-size-complex="9pt"/>
    </style:style>
    <style:style style:name="T24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2285b" style:font-name-asian="Sans-serif2" style:font-size-asian="9pt" style:font-name-complex="Sans-serif2" style:font-size-complex="9pt"/>
    </style:style>
    <style:style style:name="T25" style:family="text">
      <style:text-properties officeooo:rsid="0023d385"/>
    </style:style>
    <style:style style:name="T26" style:family="text">
      <style:text-properties officeooo:rsid="00174b5c"/>
    </style:style>
    <style:style style:name="T27" style:family="text">
      <style:text-properties officeooo:rsid="002caa69"/>
    </style:style>
    <style:style style:name="T28" style:family="text">
      <style:text-properties officeooo:rsid="0020e945"/>
    </style:style>
    <style:style style:name="T29" style:family="text">
      <style:text-properties officeooo:rsid="002d4901"/>
    </style:style>
    <style:style style:name="T30" style:family="text">
      <style:text-properties officeooo:rsid="0014e15d"/>
    </style:style>
    <style:style style:name="T31" style:family="text">
      <style:text-properties officeooo:rsid="003165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ferencial teórico:<text:span text:style-name="T1"> </text:span></text:p>
      <text:p text:style-name="P1"/>
      <text:p text:style-name="P1"><text:tab/><text:span text:style-name="T20">A resposta imune ocorre no tecido pulmonar infectado. </text:span></text:p>
      <text:p text:style-name="P25">[Células T] Após terem contato com as células apresentadoras de antígenos, as células T migram para o tecido infectado sendo guiadas por quimiocinas. </text:p>
      <text:p text:style-name="P1"/>
      <text:p text:style-name="P1"><text:tab/><text:span text:style-name="T2">Resumo resposta imune: As respostas imunes adaptativas são iniciadas no tecido linfóide local, em resposta aos antígenos apresentados por células dendríticas ativadas durante o curso da resposta imune inata. As células T antígeno-específicas e as células B são produzidas … As respostas na fase aguda de produção de interferon continuam a funcionar. Eventualmente, as células T antígeno-específicas e anticorpos são liberados na circulação e recrutados aos locais de infecção. (ref. Imunobiologia de Janeway)</text:span></text:p>
      <text:p text:style-name="P1"/>
      <text:p text:style-name="P29">Evidências sugerem que existe uma regulação contínua da expansão e das atividades efetoras de diferenciação de células CD4 (ref. Janeway).</text:p>
      <text:p text:style-name="P1"/>
      <text:p text:style-name="P2"><text:tab/><text:span text:style-name="T19">As células dendríticas são as APCs mais importantes na ativação de células T virgens. </text:span></text:p>
      <text:p text:style-name="P1"><text:tab/><text:span text:style-name="T3">As células dendríticas são ativadas pelos receptores Toll-like receptores (TLRs) e proteínas NOD. </text:span></text:p>
      <text:p text:style-name="P1"/>
      <text:p text:style-name="P1"><text:tab/><text:span text:style-name="T4">A diferenciação e proliferação das células T ocorre (teoria dos três sinais) quando: </text:span></text:p>
      <text:list xml:id="list6314540265385153756" text:style-name="L1">
        <text:list-item>
          <text:p text:style-name="P6"><text:span text:style-name="T6">R</text:span><text:span text:style-name="T5">econhecem o complexo peptídeo:MHC nas APC; </text:span></text:p>
        </text:list-item>
        <text:list-item>
          <text:p text:style-name="P7">Reconhecem moléculas co-estimuladoras; </text:p>
        </text:list-item>
        <text:list-item>
          <text:p text:style-name="P7">E reconhecem citocinas que vão determinar em qual tipo vão se diferenciar. </text:p>
        </text:list-item>
      </text:list>
      <text:p text:style-name="P8"/>
      <text:p text:style-name="P5"><text:span text:style-name="T5">Thn → The: ocorre por meio da interação com células APCs e a presença </text:span><text:span text:style-name="T7">opcional</text:span><text:span text:style-name="T5"> de citocinas inflamatórias <text:s/>(C ). </text:span></text:p>
      <text:list xml:id="list8770779213637337650" text:style-name="L2">
        <text:list-item>
          <text:p text:style-name="P9">The representa o fenótipo Th17. </text:p>
        </text:list-item>
        <text:list-item>
          <text:p text:style-name="P9">Altos níveis de IL-6 induz a diferenciação das células T CD4 em Th17. </text:p>
        </text:list-item>
        <text:list-item>
          <text:p text:style-name="P35"><text:span text:style-name="T5">As condições criadas pelas células dendríticas durante o contato inicial das células T com seus antígenos têm impacto no resultado da resposta imune adaptativa, determinando a quantidade relativa de diferentes tipos de células T produzidas. Ao contrário, as subpopulações das células T geradas influenciam a extensão da ativação de macrófagos e qual será a predominância das populações de anticorpos. </text:span><text:span text:style-name="T8">(ref. Imunobiologia de Janeway)</text:span></text:p>
        </text:list-item>
        <text:list-item>
          <text:p text:style-name="P36"><text:span text:style-name="T8">A</text:span><text:span text:style-name="T5">s células Th17 são geralmente a primeira subpopulação de células a ser gerada em resposta à infecção. </text:span></text:p>
        </text:list-item>
        <text:list-item>
          <text:p text:style-name="P10">A IL-17 nos locais de infecção induz células a produzirem citocinas e quimiocinas que atraem neutrófilos. </text:p>
        </text:list-item>
        <text:list-item>
          <text:p text:style-name="P36"><text:span text:style-name="T5">A citocina TGF-beta inibe a proliferação e diferenciação de células Th17, Th1 e Th2. Também induz a aquisição do fenótipo regulador. </text:span><text:span text:style-name="T9">(As células APC(dendríticas) produzem AC (na presença de ?) para regular a inflamação.)</text:span></text:p>
        </text:list-item>
        <text:list-item>
          <text:p text:style-name="P11">A manutenção do balanço linfótico entre células Th17 e células reguladoras é muito importante nos tecidos expostos a um grande número de patógenos potenciais como, por exemplo, intestino e pulmão. </text:p>
        </text:list-item>
      </text:list>
      <text:p text:style-name="P12"/>
      <text:p text:style-name="P5"><text:span text:style-name="T5">Thn → Treg: ocorre por meio da interação com células APCs <text:s/>e a presença </text:span><text:span text:style-name="T10">obrigatória</text:span><text:span text:style-name="T5"> de citocinas </text:span><text:span text:style-name="T11">anti-inflamatórias (AC ). </text:span></text:p>
      <text:p text:style-name="P14"/>
      <text:p text:style-name="P5"><text:span text:style-name="T11"><text:tab/></text:span><text:span text:style-name="T12">Dois tipos de Treg: naturais </text:span><text:span text:style-name="T13">(desenvolvem no Timo)</text:span><text:span text:style-name="T12"> e adaptativas. </text:span></text:p>
      <text:p text:style-name="P14"/>
      <text:p text:style-name="P42"><text:span text:style-name="T11">T</text:span><text:span text:style-name="T5">hn → Th1: IFN-gamma e IL-12. </text:span></text:p>
      <text:p text:style-name="P1"/>
      <text:p text:style-name="P21">Hipóteses: Na presença de citocinas inflamatórias, as células vão para um estado de hiperativação?</text:p>
      <text:p text:style-name="P1"/>
      <text:p text:style-name="P1">A produção de citocinas inflamatórias ocorre através dos seguintes processos: </text:p>
      <text:list xml:id="list5198732585203862640" text:style-name="L3">
        <text:list-item>
          <text:p text:style-name="P22">Células de tecido infectadas; </text:p>
        </text:list-item>
        <text:list-item>
          <text:p text:style-name="P22">Macrófagos que reconhecem V; </text:p>
        </text:list-item>
        <text:list-item>
          <text:p text:style-name="P22">Células T CD4 e T CD8; </text:p>
        </text:list-item>
      </text:list>
      <text:p text:style-name="P3"/>
      <text:p text:style-name="P1">A produção de citocinas <text:span text:style-name="T18">anti-</text:span>inflamatórias ocorre através dos seguintes processos: </text:p>
      <text:list xml:id="list1798910289454347772" text:style-name="L4">
        <text:list-item>
          <text:p text:style-name="P23">Fagocitose de células mortas pelos macrófagos.</text:p>
        </text:list-item>
        <text:list-item>
          <text:p text:style-name="P23">Pelas células Treg. </text:p>
        </text:list-item>
      </text:list>
      <text:p text:style-name="P33"/>
      <text:p text:style-name="P41"><text:span text:style-name="T14"><text:tab/>As </text:span><text:span text:style-name="T15">células Treg </text:span><text:span text:style-name="T12">adaptativas</text:span><text:span text:style-name="T15"> produzem IL-10 e TGF-beta que inibem a resposta das células T. </text:span><text:span text:style-name="T16">[</text:span><text:span text:style-name="T15">No modelo, considerar que atuam na inibição da diferenciação e proliferação. </text:span><text:span text:style-name="T16">Considerar um termo de homeostase para as Treg]. </text:span><text:span text:style-name="T22">A produção de IL10 pelas células Treg é essencial para manter a resposta imune sob controle </text:span><text:span text:style-name="T23">nos pulmões. </text:span><text:span text:style-name="T24">O consumo de IL2 pelas células Treg é essencial para o controle das respostas das células T CD8</text:span><text:span text:style-name="T23"> (ref. </text:span><text:a xlink:type="simple" xlink:href="https://www.ncbi.nlm.nih.gov/pmc/articles/PMC5026325/" text:style-name="Internet_20_link" text:visited-style-name="Visited_20_Internet_20_Link">https://www.ncbi.nlm.nih.gov/pmc/articles/PMC5026325/</text:a><text:span text:style-name="T23">)</text:span></text:p>
      <text:p text:style-name="P34"><text:soft-page-break/><text:span text:style-name="T28">[</text:span>No modelo, considerar que as células Treg consomem citocinas inflamatórias] </text:p>
      <text:p text:style-name="P13"><text:span text:style-name="T16"/></text:p>
      <text:p text:style-name="P16"><text:span text:style-name="T25">As citocinas anti-inflamatórias realizam as seguintes ações:</text:span></text:p>
      <text:list xml:id="list1478338892558652093" text:style-name="L5">
        <text:list-item>
          <text:p text:style-name="P27">Inibem a proliferação e diferenciação de células T e B; </text:p>
        </text:list-item>
        <text:list-item>
          <text:p text:style-name="P27">Inibem a produção de citocinas inflamatórias; </text:p>
        </text:list-item>
        <text:list-item>
          <text:p text:style-name="P28"><text:span text:style-name="T28">Provem a diferenciação de células T naives em Treg.</text:span></text:p>
          <text:p text:style-name="P28"/>
        </text:list-item>
      </text:list>
      <text:p text:style-name="P31"/>
      <text:p text:style-name="P32">[<text:span text:style-name="T30"><text:tab/>Células T CD8 causam dano ao tecido. </text:span></text:p>
      <text:p text:style-name="P40"><text:span text:style-name="T16"><text:tab/>T</text:span><text:span text:style-name="T5">GF-beta pode interferir na capacidade de matar das células T. </text:span></text:p>
      <text:p text:style-name="P18"><text:tab/>As células T CD4 efetoras devem manter contato com seus alvos por períodos relativamente longos. </text:p>
      <text:p text:style-name="P20"><text:tab/>As citotoxinas produzidas pelas células T CD8 podem ativar a apoptose em qualquer célula. <text:span text:style-name="T29">]</text:span></text:p>
      <text:p text:style-name="P15"><text:tab/></text:p>
      <text:p text:style-name="P30"><text:span text:style-name="T26">**</text:span>A morte celular induzida pela ativação pode ser a causa de linfopenia das células T. <text:span text:style-name="T27">Ainda não se sabe se é induzida por antígenos ou por citocinas derivadas do macrófago como a IL-6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, stixgeneral, serif"/>
    <style:font-face style:name="FreeSans1" svg:font-family="FreeSans" style:font-family-generic="swiss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2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1:41:43.944330599</meta:creation-date>
    <dc:date>2020-06-01T11:16:30.691581839</dc:date>
    <meta:editing-duration>PT21H5M5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692" meta:character-count="4472" meta:non-whitespace-character-count="3796"/>
  </office:meta>
</office:document-meta>
</file>